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text-underline-type="single" style:text-underline-style="solid" style:text-underline-width="auto" style:text-underline-mode="continuous"/>
    </style:style>
    <style:style style:name="P3" style:parent-style-name="Normal" style:family="paragraph">
      <style:paragraph-properties fo:text-align="justify"/>
    </style:style>
  </office:automatic-styles>
  <office:body>
    <office:text text:use-soft-page-breaks="true">
      <text:p text:style-name="P1">Friction Game Ideas</text:p>
      <text:p text:style-name="P3">Instead of pressing a button to push the player up the screen, building on Chris’ suggestion of curling the player could have a selection of tools, for example a lawn mower and a shovel, as the players are travelling up the screen patches of the floor would be different (e.g. grass/gravel) where the player will need to select the relevant tool, for example if grass comes up then they will need to click the lawn mower then click the patch of grass, if they don’t select the patch quick enough then it will affect their spe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Henry Crofts – S18384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7-02-02T13:12:00Z</meta:creation-date>
    <dc:date>2017-02-02T13:16:00Z</dc:date>
    <meta:template xlink:href="Normal" xlink:type="simple"/>
    <meta:editing-cycles>1</meta:editing-cycles>
    <meta:editing-duration>PT240S</meta:editing-duration>
    <meta:document-statistic meta:page-count="1" meta:paragraph-count="1" meta:word-count="81" meta:character-count="548" meta:row-count="3" meta:non-whitespace-character-count="468"/>
  </office:meta>
</office:document-meta>
</file>